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1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403cm" draw:marker-end-width="0.403cm" draw:fill="none" draw:textarea-vertical-align="middle" fo:padding-top="0.143cm" fo:padding-bottom="0.143cm" fo:padding-left="0.268cm" fo:padding-right="0.268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224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403cm" draw:marker-end-width="0.403cm" draw:fill="none" draw:opacity="100%" draw:textarea-vertical-align="middle" fo:padding-top="0.143cm" fo:padding-bottom="0.143cm" fo:padding-left="0.268cm" fo:padding-right="0.26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8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317cm" fo:min-width="0.35cm"/>
    </style:style>
    <style:style style:name="gr1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 draw:opacity="100%"/>
      <style:paragraph-properties fo:text-align="center"/>
    </style:style>
    <style:style style:name="P6" style:family="paragraph"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line draw:style-name="gr1" draw:text-style-name="P1" draw:layer="layout" svg:x1="4.88cm" svg:y1="4.99cm" svg:x2="4.981cm" svg:y2="4.758cm">
            <text:p/>
          </draw:line>
          <draw:line draw:style-name="gr1" draw:text-style-name="P1" draw:layer="layout" svg:x1="5.191cm" svg:y1="5.231cm" svg:x2="4.979cm" svg:y2="4.758cm">
            <text:p/>
          </draw:line>
          <draw:line draw:style-name="gr1" draw:text-style-name="P1" draw:layer="layout" svg:x1="5.605cm" svg:y1="5.258cm" svg:x2="5.817cm" svg:y2="4.785cm">
            <text:p/>
          </draw:line>
          <draw:line draw:style-name="gr1" draw:text-style-name="P1" draw:layer="layout" svg:x1="5.18cm" svg:y1="5.243cm" svg:x2="5.392cm" svg:y2="4.77cm">
            <text:p/>
          </draw:line>
          <draw:line draw:style-name="gr1" draw:text-style-name="P1" draw:layer="layout" svg:x1="5.614cm" svg:y1="5.256cm" svg:x2="5.402cm" svg:y2="4.783cm">
            <text:p/>
          </draw:line>
          <draw:line draw:style-name="gr1" draw:text-style-name="P1" draw:layer="layout" svg:x1="6.034cm" svg:y1="5.256cm" svg:x2="5.822cm" svg:y2="4.783cm">
            <text:p/>
          </draw:line>
          <draw:line draw:style-name="gr1" draw:text-style-name="P1" draw:layer="layout" svg:x1="6.029cm" svg:y1="5.232cm" svg:x2="6.13cm" svg:y2="5cm">
            <text:p/>
          </draw:line>
        </draw:g>
        <draw:frame draw:style-name="gr2" draw:text-style-name="P2" draw:layer="layout" svg:width="0.891cm" svg:height="0.729cm" svg:x="5.104cm" svg:y="4.029cm">
          <draw:text-box>
            <text:p><text:span text:style-name="T1">R</text:span><text:span text:style-name="T2">S</text:span></text:p>
          </draw:text-box>
        </draw:frame>
        <draw:g xml:id="id2" draw:id="id2">
          <draw:line draw:style-name="gr3" draw:text-style-name="P1" draw:layer="layout" svg:x1="3.37cm" svg:y1="5.381cm" svg:x2="3.357cm" svg:y2="4.636cm">
            <text:p/>
          </draw:line>
          <draw:line draw:style-name="gr3" draw:text-style-name="P1" draw:layer="layout" svg:x1="3.37cm" svg:y1="5.381cm" svg:x2="3.357cm" svg:y2="4.636cm">
            <text:p/>
          </draw:line>
          <draw:line draw:style-name="gr3" draw:text-style-name="P1" draw:layer="layout" svg:x1="3.642cm" svg:y1="5.377cm" svg:x2="3.629cm" svg:y2="4.632cm">
            <text:p/>
          </draw:line>
          <draw:line draw:style-name="gr3" draw:text-style-name="P1" draw:layer="layout" svg:x1="4.004cm" svg:y1="5.003cm" svg:x2="3.634cm" svg:y2="5.003cm">
            <text:p/>
          </draw:line>
          <draw:line draw:style-name="gr3" draw:text-style-name="P1" draw:layer="layout" svg:x1="3.37cm" svg:y1="5.014cm" svg:x2="3cm" svg:y2="5.014cm">
            <text:p/>
          </draw:line>
        </draw:g>
        <draw:frame draw:style-name="gr4" draw:text-style-name="P4" draw:layer="layout" svg:width="1.11cm" svg:height="1.474cm" svg:x="2.93cm" svg:y="2.823cm">
          <draw:text-box>
            <text:p text:style-name="P3"><text:span text:style-name="T1">C</text:span><text:span text:style-name="T2">i</text:span></text:p>
          </draw:text-box>
        </draw:frame>
        <draw:g>
          <draw:line draw:style-name="gr5" draw:text-style-name="P5" draw:layer="layout" svg:x1="5.887cm" svg:y1="9.602cm" svg:x2="4.92cm" svg:y2="9.602cm">
            <text:p/>
          </draw:line>
          <draw:line draw:style-name="gr5" draw:text-style-name="P5" draw:layer="layout" svg:x1="5.183cm" svg:y1="9.692cm" svg:x2="5.663cm" svg:y2="9.694cm">
            <text:p/>
          </draw:line>
          <draw:line draw:style-name="gr5" draw:text-style-name="P5" draw:layer="layout" svg:x1="5.313cm" svg:y1="9.77cm" svg:x2="5.544cm" svg:y2="9.771cm">
            <text:p/>
          </draw:line>
          <draw:line draw:style-name="gr5" draw:text-style-name="P5" draw:layer="layout" svg:x1="5.416cm" svg:y1="9.598cm" svg:x2="5.416cm" svg:y2="9.4cm">
            <text:p/>
          </draw:line>
        </draw:g>
        <draw:frame draw:style-name="gr6" draw:text-style-name="P2" draw:layer="layout" svg:width="1.285cm" svg:height="0.729cm" svg:x="11.3cm" svg:y="9.37cm">
          <draw:text-box>
            <text:p><text:span text:style-name="T1">GND</text:span></text:p>
          </draw:text-box>
        </draw:frame>
        <draw:custom-shape draw:style-name="gr7" draw:text-style-name="P6" xml:id="id1" draw:id="id1" draw:layer="layout" svg:width="1cm" svg:height="1cm" svg:x="1.5cm" svg:y="6.456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controls" svg:width="0.896cm" svg:height="0.729cm" svg:x="0.832cm" svg:y="6.131cm">
          <draw:text-box>
            <text:p><text:span text:style-name="T4">V</text:span><text:span text:style-name="T2">in</text:span></text:p>
          </draw:text-box>
        </draw:frame>
        <draw:frame draw:style-name="gr9" draw:text-style-name="P2" draw:layer="controls" svg:width="0.87cm" svg:height="0.729cm" svg:x="1.525cm" svg:y="4.261cm">
          <draw:text-box>
            <text:p><text:span text:style-name="T1">in</text:span></text:p>
          </draw:text-box>
        </draw:frame>
        <draw:custom-shape draw:style-name="gr10" draw:text-style-name="P3" draw:layer="layout" svg:width="1.7cm" svg:height="1.7cm" draw:transform="rotate (-1.5707963267949) translate (9.7cm 4.6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" draw:layer="layout" svg:x1="7.88cm" svg:y1="3cm" svg:x2="7.981cm" svg:y2="2.768cm">
            <text:p/>
          </draw:line>
          <draw:line draw:style-name="gr1" draw:text-style-name="P1" draw:layer="layout" svg:x1="8.191cm" svg:y1="3.241cm" svg:x2="7.979cm" svg:y2="2.768cm">
            <text:p/>
          </draw:line>
          <draw:line draw:style-name="gr1" draw:text-style-name="P1" draw:layer="layout" svg:x1="8.605cm" svg:y1="3.268cm" svg:x2="8.817cm" svg:y2="2.795cm">
            <text:p/>
          </draw:line>
          <draw:line draw:style-name="gr1" draw:text-style-name="P1" draw:layer="layout" svg:x1="8.18cm" svg:y1="3.253cm" svg:x2="8.392cm" svg:y2="2.78cm">
            <text:p/>
          </draw:line>
          <draw:line draw:style-name="gr1" draw:text-style-name="P1" draw:layer="layout" svg:x1="8.614cm" svg:y1="3.266cm" svg:x2="8.402cm" svg:y2="2.793cm">
            <text:p/>
          </draw:line>
          <draw:line draw:style-name="gr1" draw:text-style-name="P1" draw:layer="layout" svg:x1="9.034cm" svg:y1="3.266cm" svg:x2="8.822cm" svg:y2="2.793cm">
            <text:p/>
          </draw:line>
          <draw:line draw:style-name="gr1" draw:text-style-name="P1" draw:layer="layout" svg:x1="9.029cm" svg:y1="3.242cm" svg:x2="9.13cm" svg:y2="3.01cm">
            <text:p/>
          </draw:line>
        </draw:g>
        <draw:frame draw:style-name="gr2" draw:text-style-name="P2" draw:layer="layout" svg:width="0.891cm" svg:height="0.729cm" svg:x="8.104cm" svg:y="2.039cm">
          <draw:text-box>
            <text:p><text:span text:style-name="T1">R</text:span><text:span text:style-name="T2">S</text:span></text:p>
          </draw:text-box>
        </draw:frame>
        <draw:g>
          <draw:line draw:style-name="gr3" draw:text-style-name="P1" draw:layer="layout" svg:x1="8.37cm" svg:y1="1.89cm" svg:x2="8.357cm" svg:y2="1.145cm">
            <text:p/>
          </draw:line>
          <draw:line draw:style-name="gr3" draw:text-style-name="P1" draw:layer="layout" svg:x1="8.37cm" svg:y1="1.89cm" svg:x2="8.357cm" svg:y2="1.145cm">
            <text:p/>
          </draw:line>
          <draw:line draw:style-name="gr3" draw:text-style-name="P1" draw:layer="layout" svg:x1="8.642cm" svg:y1="1.886cm" svg:x2="8.629cm" svg:y2="1.141cm">
            <text:p/>
          </draw:line>
          <draw:line draw:style-name="gr3" draw:text-style-name="P1" draw:layer="layout" svg:x1="9.004cm" svg:y1="1.512cm" svg:x2="8.634cm" svg:y2="1.512cm">
            <text:p/>
          </draw:line>
          <draw:line draw:style-name="gr3" draw:text-style-name="P1" draw:layer="layout" svg:x1="8.37cm" svg:y1="1.523cm" svg:x2="8cm" svg:y2="1.523cm">
            <text:p/>
          </draw:line>
        </draw:g>
        <draw:frame draw:style-name="gr4" draw:text-style-name="P4" draw:layer="layout" svg:width="1.11cm" svg:height="1.474cm" svg:x="7.93cm" svg:y="0.132cm">
          <draw:text-box>
            <text:p text:style-name="P3"><text:span text:style-name="T1">C</text:span><text:span text:style-name="T2">i</text:span></text:p>
          </draw:text-box>
        </draw:frame>
        <draw:g>
          <draw:line draw:style-name="gr1" draw:text-style-name="P1" draw:layer="layout" svg:x1="12.07cm" svg:y1="7.634cm" svg:x2="11.838cm" svg:y2="7.533cm">
            <text:p/>
          </draw:line>
          <draw:line draw:style-name="gr1" draw:text-style-name="P1" draw:layer="layout" svg:x1="12.311cm" svg:y1="7.323cm" svg:x2="11.838cm" svg:y2="7.535cm">
            <text:p/>
          </draw:line>
          <draw:line draw:style-name="gr1" draw:text-style-name="P1" draw:layer="layout" svg:x1="12.338cm" svg:y1="6.909cm" svg:x2="11.865cm" svg:y2="6.697cm">
            <text:p/>
          </draw:line>
          <draw:line draw:style-name="gr1" draw:text-style-name="P1" draw:layer="layout" svg:x1="12.323cm" svg:y1="7.334cm" svg:x2="11.85cm" svg:y2="7.122cm">
            <text:p/>
          </draw:line>
          <draw:line draw:style-name="gr1" draw:text-style-name="P1" draw:layer="layout" svg:x1="12.336cm" svg:y1="6.9cm" svg:x2="11.863cm" svg:y2="7.112cm">
            <text:p/>
          </draw:line>
          <draw:line draw:style-name="gr1" draw:text-style-name="P1" draw:layer="layout" svg:x1="12.336cm" svg:y1="6.48cm" svg:x2="11.863cm" svg:y2="6.692cm">
            <text:p/>
          </draw:line>
          <draw:line draw:style-name="gr1" draw:text-style-name="P1" draw:layer="layout" svg:x1="12.312cm" svg:y1="6.485cm" svg:x2="12.08cm" svg:y2="6.384cm">
            <text:p/>
          </draw:line>
        </draw:g>
        <draw:frame draw:style-name="gr2" draw:text-style-name="P2" draw:layer="layout" svg:width="0.891cm" svg:height="0.729cm" svg:x="12.404cm" svg:y="6.639cm">
          <draw:text-box>
            <text:p><text:span text:style-name="T1">R</text:span><text:span text:style-name="T2">S</text:span></text:p>
          </draw:text-box>
        </draw:frame>
        <draw:connector draw:style-name="gr11" draw:text-style-name="P3" draw:layer="layout" svg:x1="2cm" svg:y1="6.456cm" svg:x2="3cm" svg:y2="5.006cm" draw:start-shape="id1" draw:start-glue-point="4" draw:end-shape="id2" draw:end-glue-point="3" svg:d="M2000 6456v-1450h1000" svg:viewBox="0 0 1001 1451">
          <text:p/>
        </draw:connector>
        <draw:connector draw:style-name="gr12" draw:text-style-name="P1" draw:layer="layout" draw:type="line" svg:x1="4.004cm" svg:y1="5.006cm" svg:x2="4.88cm" svg:y2="5.008cm" draw:start-shape="id2" draw:start-glue-point="1" draw:end-shape="id3" draw:end-glue-point="3" svg:d="M4004 5006l876 2" svg:viewBox="0 0 877 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6-05T23:17:46.749240727</dc:date>
    <meta:editing-duration>PT2H30M54S</meta:editing-duration>
    <meta:editing-cycles>21</meta:editing-cycles>
    <meta:generator>LibreOffice/6.4.7.2$Linux_X86_64 LibreOffice_project/40$Build-2</meta:generator>
    <meta:document-statistic meta:object-count="53"/>
  </office:meta>
</office:document-meta>
</file>